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shadow="none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7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shadow="none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30696" officeooo:paragraph-rsid="02130696"/>
    </style:style>
    <style:style style:name="P4" style:family="paragraph" style:parent-style-name="Exalted">
      <style:text-properties officeooo:rsid="021761f4" officeooo:paragraph-rsid="0215af7e"/>
    </style:style>
    <style:style style:name="P5" style:family="paragraph" style:parent-style-name="Standard">
      <style:text-properties officeooo:paragraph-rsid="0215af7e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6685c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1761f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5" style:family="text">
      <style:text-properties officeooo:rsid="021408f7"/>
    </style:style>
    <style:style style:name="T6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7" style:family="text">
      <style:text-properties officeooo:rsid="0215af7e"/>
    </style:style>
    <style:style style:name="T8" style:family="text">
      <style:text-properties officeooo:rsid="0216685c"/>
    </style:style>
    <style:style style:name="T9" style:family="text">
      <style:text-properties officeooo:rsid="021761f4"/>
    </style:style>
    <style:style style:name="T10" style:family="text">
      <style:text-properties officeooo:rsid="02177ca7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4">Characters</text:span></text:h>
        <text:p text:style-name="P3">The following is a table to help create characters on the fly, as needed for the campaign. 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2439754335552">
            <table:table-cell table:style-name="Table1.A1" table:number-columns-spanned="8" office:value-type="string">
              <text:p text:style-name="P6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9"/>
            </table:table-cell>
            <table:table-cell table:style-name="Table1.B2" office:value-type="string">
              <text:p text:style-name="P13">Def. 1</text:p>
            </table:table-cell>
            <table:table-cell table:style-name="Table1.C2" office:value-type="float" office:value="0">
              <text:p text:style-name="P13">Def 2.</text:p>
            </table:table-cell>
            <table:table-cell table:style-name="Table1.C2" office:value-type="float" office:value="0">
              <text:p text:style-name="P11">Dmg.</text:p>
            </table:table-cell>
            <table:table-cell table:style-name="Table1.E2" office:value-type="string">
              <text:p text:style-name="P17">Hp</text:p>
            </table:table-cell>
            <table:table-cell table:style-name="Table1.F2" office:value-type="string">
              <text:p text:style-name="P15">Resolve</text:p>
            </table:table-cell>
            <table:table-cell table:style-name="Table1.C2" office:value-type="float" office:value="0">
              <text:p text:style-name="P7">Dice <text:span text:style-name="T5">(</text:span><text:span text:style-name="T6">High</text:span><text:span text:style-name="T5">)</text:span></text:p>
            </table:table-cell>
            <table:table-cell table:style-name="Table1.H2" office:value-type="float" office:value="0">
              <text:p text:style-name="P7">Dice <text:span text:style-name="T5">(Avg.)</text:span></text:p>
            </table:table-cell>
          </table:table-row>
          <table:table-row table:style-name="TableLine2439754331200">
            <table:table-cell table:style-name="Table1.A3" office:value-type="string">
              <text:p text:style-name="P31">Child</text:p>
            </table:table-cell>
            <table:table-cell table:style-name="Table1.B3" office:value-type="float" office:value="1">
              <text:p text:style-name="P24">1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0">
              <text:p text:style-name="P21">1(0)</text:p>
            </table:table-cell>
            <table:table-cell table:style-name="Table1.B3" office:value-type="float" office:value="5">
              <text:p text:style-name="P24">5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3">
              <text:p text:style-name="P24">3</text:p>
            </table:table-cell>
            <table:table-cell table:style-name="Table1.H3" office:value-type="float" office:value="2">
              <text:p text:style-name="P21">2</text:p>
            </table:table-cell>
          </table:table-row>
          <table:table-row table:style-name="Table1.2">
            <table:table-cell table:style-name="Table1.A2" office:value-type="string">
              <text:p text:style-name="P29">Weak</text:p>
            </table:table-cell>
            <table:table-cell table:style-name="Table1.C2" office:value-type="float" office:value="2">
              <text:p text:style-name="P24">2</text:p>
            </table:table-cell>
            <table:table-cell table:style-name="Table1.C2" office:value-type="float" office:value="1">
              <text:p text:style-name="P20">1</text:p>
            </table:table-cell>
            <table:table-cell table:style-name="Table1.C2" office:value-type="float" office:value="0">
              <text:p text:style-name="P21">2(1)</text:p>
            </table:table-cell>
            <table:table-cell table:style-name="Table1.C2" office:value-type="float" office:value="10">
              <text:p text:style-name="P22">1<text:span text:style-name="T5">0</text:span></text:p>
            </table:table-cell>
            <table:table-cell table:style-name="Table1.C2" office:value-type="float" office:value="1">
              <text:p text:style-name="P24">1</text:p>
            </table:table-cell>
            <table:table-cell table:style-name="Table1.C2" office:value-type="float" office:value="4">
              <text:p text:style-name="P24">4</text:p>
            </table:table-cell>
            <table:table-cell table:style-name="Table1.H2" office:value-type="float" office:value="2">
              <text:p text:style-name="P24">2</text:p>
            </table:table-cell>
          </table:table-row>
          <table:table-row table:style-name="Table1.2">
            <table:table-cell table:style-name="Table1.A3" office:value-type="string">
              <text:p text:style-name="P29">Normal</text:p>
            </table:table-cell>
            <table:table-cell table:style-name="Table1.B3" office:value-type="float" office:value="3">
              <text:p text:style-name="P24">3</text:p>
            </table:table-cell>
            <table:table-cell table:style-name="Table1.B3" office:value-type="float" office:value="1">
              <text:p text:style-name="P24">1</text:p>
            </table:table-cell>
            <table:table-cell table:style-name="Table1.B3" office:value-type="float" office:value="0">
              <text:p text:style-name="P24">3(1)</text:p>
            </table:table-cell>
            <table:table-cell table:style-name="Table1.B3" office:value-type="float" office:value="15">
              <text:p text:style-name="P25">15</text:p>
            </table:table-cell>
            <table:table-cell table:style-name="Table1.B3" office:value-type="float" office:value="2">
              <text:p text:style-name="P24">2</text:p>
            </table:table-cell>
            <table:table-cell table:style-name="Table1.B3" office:value-type="float" office:value="6">
              <text:p text:style-name="P24">6</text:p>
            </table:table-cell>
            <table:table-cell table:style-name="Table1.H3" office:value-type="float" office:value="3">
              <text:p text:style-name="P24">3</text:p>
            </table:table-cell>
          </table:table-row>
          <table:table-row table:style-name="Table1.2">
            <table:table-cell table:style-name="Table1.A2" office:value-type="string">
              <text:p text:style-name="P29">Heroic</text:p>
            </table:table-cell>
            <table:table-cell table:style-name="Table1.C2" office:value-type="float" office:value="4">
              <text:p text:style-name="P24">4</text:p>
            </table:table-cell>
            <table:table-cell table:style-name="Table1.C2" office:value-type="float" office:value="2">
              <text:p text:style-name="P24">2</text:p>
            </table:table-cell>
            <table:table-cell table:style-name="Table1.D6" office:value-type="string">
              <text:p text:style-name="P24"><text:span text:style-name="T7">5</text:span>(2)</text:p>
            </table:table-cell>
            <table:table-cell table:style-name="Table1.C2" office:value-type="float" office:value="20">
              <text:p text:style-name="P25">20</text:p>
            </table:table-cell>
            <table:table-cell table:style-name="Table1.C2" office:value-type="float" office:value="3">
              <text:p text:style-name="P24">3</text:p>
            </table:table-cell>
            <table:table-cell table:style-name="Table1.C2" office:value-type="float" office:value="8">
              <text:p text:style-name="P24">8</text:p>
            </table:table-cell>
            <table:table-cell table:style-name="Table1.H2" office:value-type="float" office:value="4">
              <text:p text:style-name="P24">4</text:p>
            </table:table-cell>
          </table:table-row>
        </table:table>
        <text:p text:style-name="P4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2440799003488">
            <table:table-cell table:style-name="Table2.A1" table:number-columns-spanned="8" office:value-type="string">
              <text:p text:style-name="P19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10"/>
            </table:table-cell>
            <table:table-cell table:style-name="Table2.B2" office:value-type="float" office:value="0">
              <text:p text:style-name="P14">Def. 1</text:p>
            </table:table-cell>
            <table:table-cell table:style-name="Table2.B2" office:value-type="float" office:value="0">
              <text:p text:style-name="P14">Def 2.</text:p>
            </table:table-cell>
            <table:table-cell table:style-name="Table2.B2" office:value-type="float" office:value="0">
              <text:p text:style-name="P12">Dmg.</text:p>
            </table:table-cell>
            <table:table-cell table:style-name="Table2.B2" office:value-type="float" office:value="0">
              <text:p text:style-name="P18">Hp</text:p>
            </table:table-cell>
            <table:table-cell table:style-name="Table2.B2" office:value-type="float" office:value="0">
              <text:p text:style-name="P16">Resolve</text:p>
            </table:table-cell>
            <table:table-cell table:style-name="Table2.B2" office:value-type="float" office:value="0">
              <text:p text:style-name="P8">Dice <text:span text:style-name="T5">(</text:span><text:span text:style-name="T6">High</text:span><text:span text:style-name="T5">)</text:span></text:p>
            </table:table-cell>
            <table:table-cell table:style-name="Table2.H2" office:value-type="float" office:value="0">
              <text:p text:style-name="P8">Dice <text:span text:style-name="T5">(Avg.)</text:span></text:p>
            </table:table-cell>
          </table:table-row>
          <table:table-row table:style-name="Table2.2">
            <table:table-cell table:style-name="Table2.A3" office:value-type="string">
              <text:p text:style-name="P30">Weak</text:p>
            </table:table-cell>
            <table:table-cell table:style-name="Table2.B3" office:value-type="float" office:value="3">
              <text:p text:style-name="P27">3</text:p>
            </table:table-cell>
            <table:table-cell table:style-name="Table2.B3" office:value-type="float" office:value="2">
              <text:p text:style-name="P27">2</text:p>
            </table:table-cell>
            <table:table-cell table:style-name="Table2.D3" office:value-type="string">
              <text:p text:style-name="P23"><text:span text:style-name="T8">2</text:span>(1)</text:p>
            </table:table-cell>
            <table:table-cell table:style-name="Table2.B3" office:value-type="float" office:value="15">
              <text:p text:style-name="P23">1<text:span text:style-name="T7">5</text:span></text:p>
            </table:table-cell>
            <table:table-cell table:style-name="Table2.B3" office:value-type="float" office:value="1">
              <text:p text:style-name="P26">1</text:p>
            </table:table-cell>
            <table:table-cell table:style-name="Table2.B3" office:value-type="float" office:value="4">
              <text:p text:style-name="P26">4</text:p>
            </table:table-cell>
            <table:table-cell table:style-name="Table2.H3" office:value-type="float" office:value="2">
              <text:p text:style-name="P26">2</text:p>
            </table:table-cell>
          </table:table-row>
          <table:table-row table:style-name="Table2.2">
            <table:table-cell table:style-name="Table2.A2" office:value-type="string">
              <text:p text:style-name="P30">Normal</text:p>
            </table:table-cell>
            <table:table-cell table:style-name="Table2.B2" office:value-type="float" office:value="3">
              <text:p text:style-name="P26">3</text:p>
            </table:table-cell>
            <table:table-cell table:style-name="Table2.B2" office:value-type="float" office:value="1">
              <text:p text:style-name="P26">1</text:p>
            </table:table-cell>
            <table:table-cell table:style-name="Table2.D4" office:value-type="string">
              <text:p text:style-name="P26"><text:span text:style-name="T8">5</text:span>(1)</text:p>
            </table:table-cell>
            <table:table-cell table:style-name="Table2.B2" office:value-type="float" office:value="25">
              <text:p text:style-name="P27">2<text:span text:style-name="T8">5</text:span></text:p>
            </table:table-cell>
            <table:table-cell table:style-name="Table2.B2" office:value-type="float" office:value="2">
              <text:p text:style-name="P26">2</text:p>
            </table:table-cell>
            <table:table-cell table:style-name="Table2.B2" office:value-type="float" office:value="6">
              <text:p text:style-name="P26">6</text:p>
            </table:table-cell>
            <table:table-cell table:style-name="Table2.H2" office:value-type="float" office:value="3">
              <text:p text:style-name="P26">3</text:p>
            </table:table-cell>
          </table:table-row>
          <table:table-row table:style-name="Table2.2">
            <table:table-cell table:style-name="Table2.A3" office:value-type="string">
              <text:p text:style-name="P32">Tough</text:p>
            </table:table-cell>
            <table:table-cell table:style-name="Table2.B3" office:value-type="float" office:value="4">
              <text:p text:style-name="P26">4</text:p>
            </table:table-cell>
            <table:table-cell table:style-name="Table2.B3" office:value-type="float" office:value="2">
              <text:p text:style-name="P26">2</text:p>
            </table:table-cell>
            <table:table-cell table:style-name="Table2.D5" office:value-type="string">
              <text:p text:style-name="P26"><text:span text:style-name="T8">7</text:span>(2)</text:p>
            </table:table-cell>
            <table:table-cell table:style-name="Table2.B3" office:value-type="float" office:value="30">
              <text:p text:style-name="P28">30</text:p>
            </table:table-cell>
            <table:table-cell table:style-name="Table2.B3" office:value-type="float" office:value="3">
              <text:p text:style-name="P26">3</text:p>
            </table:table-cell>
            <table:table-cell table:style-name="Table2.B3" office:value-type="float" office:value="8">
              <text:p text:style-name="P26">8</text:p>
            </table:table-cell>
            <table:table-cell table:style-name="Table2.H3" office:value-type="float" office:value="4">
              <text:p text:style-name="P26">4</text:p>
            </table:table-cell>
          </table:table-row>
          <table:table-row table:style-name="Table2.2">
            <table:table-cell table:style-name="Table2.A2" office:value-type="string">
              <text:p text:style-name="P30">Heroic</text:p>
            </table:table-cell>
            <table:table-cell table:style-name="Table2.B2" office:value-type="float" office:value="6">
              <text:p text:style-name="P27">6</text:p>
            </table:table-cell>
            <table:table-cell table:style-name="Table2.B2" office:value-type="float" office:value="3">
              <text:p text:style-name="P27">3</text:p>
            </table:table-cell>
            <table:table-cell table:style-name="Table2.D6" office:value-type="string">
              <text:p text:style-name="P27"><text:span text:style-name="T8">9</text:span>(3)</text:p>
            </table:table-cell>
            <table:table-cell table:style-name="Table2.B2" office:value-type="float" office:value="45">
              <text:p text:style-name="P28">45</text:p>
            </table:table-cell>
            <table:table-cell table:style-name="Table2.B2" office:value-type="float" office:value="5">
              <text:p text:style-name="P27">5</text:p>
            </table:table-cell>
            <table:table-cell table:style-name="Table2.B2" office:value-type="float" office:value="10">
              <text:p text:style-name="P27">10</text:p>
            </table:table-cell>
            <table:table-cell table:style-name="Table2.H2" office:value-type="float" office:value="6">
              <text:p text:style-name="P27">6</text:p>
            </table:table-cell>
          </table:table-row>
          <table:table-row table:style-name="Table2.2">
            <table:table-cell table:style-name="Table2.A2" office:value-type="string">
              <text:p text:style-name="P32">Legend</text:p>
            </table:table-cell>
            <table:table-cell table:style-name="Table2.B2" office:value-type="float" office:value="8">
              <text:p text:style-name="P27">8</text:p>
            </table:table-cell>
            <table:table-cell table:style-name="Table2.B2" office:value-type="float" office:value="4">
              <text:p text:style-name="P27">4</text:p>
            </table:table-cell>
            <table:table-cell table:style-name="Table2.D7" office:value-type="string">
              <text:p text:style-name="P27"><text:span text:style-name="T8">11</text:span>(5)</text:p>
            </table:table-cell>
            <table:table-cell table:style-name="Table2.B2" office:value-type="float" office:value="60">
              <text:p text:style-name="P27">60</text:p>
            </table:table-cell>
            <table:table-cell table:style-name="Table2.B2" office:value-type="float" office:value="7">
              <text:p text:style-name="P27">7</text:p>
            </table:table-cell>
            <table:table-cell table:style-name="Table2.B2" office:value-type="float" office:value="12">
              <text:p text:style-name="P27">12</text:p>
            </table:table-cell>
            <table:table-cell table:style-name="Table2.H2" office:value-type="float" office:value="8">
              <text:p text:style-name="P27">8</text:p>
            </table:table-cell>
          </table:table-row>
        </table:table>
        <text:p text:style-name="P5"><text:span text:style-name="T2">Notes:</text:span><text:span text:style-name="T9"> Wild creatures tend to have higher combat values, but lower raw dice to work with.</text:span></text:p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2440289569696">
            <table:table-cell table:style-name="Table3.A1" table:number-columns-spanned="8" office:value-type="string">
              <text:p text:style-name="P19">Exalt / Minor God / <text:span text:style-name="T10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8">Ess</text:p>
            </table:table-cell>
            <table:table-cell table:style-name="Table3.B2" office:value-type="float" office:value="0">
              <text:p text:style-name="P14">Def. 1</text:p>
            </table:table-cell>
            <table:table-cell table:style-name="Table3.B2" office:value-type="float" office:value="0">
              <text:p text:style-name="P14">Def 2.</text:p>
            </table:table-cell>
            <table:table-cell table:style-name="Table3.B2" office:value-type="float" office:value="0">
              <text:p text:style-name="P12">Dmg.</text:p>
            </table:table-cell>
            <table:table-cell table:style-name="Table3.B2" office:value-type="float" office:value="0">
              <text:p text:style-name="P18">Hp</text:p>
            </table:table-cell>
            <table:table-cell table:style-name="Table3.B2" office:value-type="float" office:value="0">
              <text:p text:style-name="P16">Resolve</text:p>
            </table:table-cell>
            <table:table-cell table:style-name="Table3.B2" office:value-type="float" office:value="0">
              <text:p text:style-name="P8">Dice <text:span text:style-name="T5">(</text:span><text:span text:style-name="T6">High</text:span><text:span text:style-name="T5">)</text:span></text:p>
            </table:table-cell>
            <table:table-cell table:style-name="Table3.H2" office:value-type="float" office:value="0">
              <text:p text:style-name="P8">Dice <text:span text:style-name="T5">(Avg.)</text:span></text:p>
            </table:table-cell>
          </table:table-row>
          <table:table-row table:style-name="Table3.2">
            <table:table-cell table:style-name="Table3.A3" office:value-type="string">
              <text:p text:style-name="P32">1</text:p>
            </table:table-cell>
            <table:table-cell table:style-name="Table3.B3" office:value-type="float" office:value="4">
              <text:p text:style-name="P27">4</text:p>
            </table:table-cell>
            <table:table-cell table:style-name="Table3.B3" office:value-type="float" office:value="2">
              <text:p text:style-name="P27">2</text:p>
            </table:table-cell>
            <table:table-cell table:style-name="Table3.B3" office:value-type="float" office:value="0">
              <text:p text:style-name="P23"><text:span text:style-name="T7">3</text:span>(1)</text:p>
            </table:table-cell>
            <table:table-cell table:style-name="Table3.B3" office:value-type="float" office:value="15">
              <text:p text:style-name="P23">1<text:span text:style-name="T7">5</text:span></text:p>
            </table:table-cell>
            <table:table-cell table:style-name="Table3.B3" office:value-type="float" office:value="2">
              <text:p text:style-name="P27">2</text:p>
            </table:table-cell>
            <table:table-cell table:style-name="Table3.B3" office:value-type="float" office:value="8">
              <text:p text:style-name="P27">8</text:p>
            </table:table-cell>
            <table:table-cell table:style-name="Table3.H3" office:value-type="float" office:value="5">
              <text:p text:style-name="P27">5</text:p>
            </table:table-cell>
          </table:table-row>
          <table:table-row table:style-name="Table3.2">
            <table:table-cell table:style-name="Table3.A2" office:value-type="string">
              <text:p text:style-name="P32">2</text:p>
            </table:table-cell>
            <table:table-cell table:style-name="Table3.B2" office:value-type="float" office:value="3">
              <text:p text:style-name="P26">3</text:p>
            </table:table-cell>
            <table:table-cell table:style-name="Table3.B2" office:value-type="float" office:value="1">
              <text:p text:style-name="P26">1</text:p>
            </table:table-cell>
            <table:table-cell table:style-name="Table3.B2" office:value-type="float" office:value="0">
              <text:p text:style-name="P26"><text:span text:style-name="T7">5</text:span>(<text:span text:style-name="T7">2</text:span>)</text:p>
            </table:table-cell>
            <table:table-cell table:style-name="Table3.B2" office:value-type="float" office:value="20">
              <text:p text:style-name="P27">20</text:p>
            </table:table-cell>
            <table:table-cell table:style-name="Table3.B2" office:value-type="float" office:value="3">
              <text:p text:style-name="P27">3</text:p>
            </table:table-cell>
            <table:table-cell table:style-name="Table3.B2" office:value-type="float" office:value="10">
              <text:p text:style-name="P27">10</text:p>
            </table:table-cell>
            <table:table-cell table:style-name="Table3.H2" office:value-type="float" office:value="6">
              <text:p text:style-name="P27">6</text:p>
            </table:table-cell>
          </table:table-row>
          <table:table-row table:style-name="Table3.2">
            <table:table-cell table:style-name="Table3.A3" office:value-type="string">
              <text:p text:style-name="P32">3</text:p>
            </table:table-cell>
            <table:table-cell table:style-name="Table3.B3" office:value-type="float" office:value="4">
              <text:p text:style-name="P26">4</text:p>
            </table:table-cell>
            <table:table-cell table:style-name="Table3.B3" office:value-type="float" office:value="2">
              <text:p text:style-name="P26">2</text:p>
            </table:table-cell>
            <table:table-cell table:style-name="Table3.B3" office:value-type="float" office:value="0">
              <text:p text:style-name="P26"><text:span text:style-name="T7">7</text:span>(2)</text:p>
            </table:table-cell>
            <table:table-cell table:style-name="Table3.B3" office:value-type="float" office:value="25">
              <text:p text:style-name="P26">2<text:span text:style-name="T7">5</text:span></text:p>
            </table:table-cell>
            <table:table-cell table:style-name="Table3.B3" office:value-type="float" office:value="5">
              <text:p text:style-name="P27">5</text:p>
            </table:table-cell>
            <table:table-cell table:style-name="Table3.B3" office:value-type="float" office:value="12">
              <text:p text:style-name="P27">12</text:p>
            </table:table-cell>
            <table:table-cell table:style-name="Table3.H3" office:value-type="float" office:value="7">
              <text:p text:style-name="P27">7</text:p>
            </table:table-cell>
          </table:table-row>
          <table:table-row table:style-name="Table3.2">
            <table:table-cell table:style-name="Table3.A2" office:value-type="string">
              <text:p text:style-name="P32">4</text:p>
            </table:table-cell>
            <table:table-cell table:style-name="Table3.B2" office:value-type="float" office:value="6">
              <text:p text:style-name="P27">6</text:p>
            </table:table-cell>
            <table:table-cell table:style-name="Table3.B2" office:value-type="float" office:value="3">
              <text:p text:style-name="P27">3</text:p>
            </table:table-cell>
            <table:table-cell table:style-name="Table3.B2" office:value-type="float" office:value="0">
              <text:p text:style-name="P27">9(3)</text:p>
            </table:table-cell>
            <table:table-cell table:style-name="Table3.B2" office:value-type="float" office:value="30">
              <text:p text:style-name="P27">30</text:p>
            </table:table-cell>
            <table:table-cell table:style-name="Table3.B2" office:value-type="float" office:value="5">
              <text:p text:style-name="P27">5</text:p>
            </table:table-cell>
            <table:table-cell table:style-name="Table3.B2" office:value-type="float" office:value="13">
              <text:p text:style-name="P27">13</text:p>
            </table:table-cell>
            <table:table-cell table:style-name="Table3.H2" office:value-type="float" office:value="8">
              <text:p text:style-name="P27">8</text:p>
            </table:table-cell>
          </table:table-row>
          <table:table-row table:style-name="Table3.2">
            <table:table-cell table:style-name="Table3.A3" office:value-type="string">
              <text:p text:style-name="P32">5</text:p>
            </table:table-cell>
            <table:table-cell table:style-name="Table3.B3" office:value-type="float" office:value="8">
              <text:p text:style-name="P27">8</text:p>
            </table:table-cell>
            <table:table-cell table:style-name="Table3.B3" office:value-type="float" office:value="4">
              <text:p text:style-name="P27">4</text:p>
            </table:table-cell>
            <table:table-cell table:style-name="Table3.B3" office:value-type="float" office:value="0">
              <text:p text:style-name="P27">11(5)</text:p>
            </table:table-cell>
            <table:table-cell table:style-name="Table3.B3" office:value-type="float" office:value="40">
              <text:p text:style-name="P27">40</text:p>
            </table:table-cell>
            <table:table-cell table:style-name="Table3.B3" office:value-type="float" office:value="6">
              <text:p text:style-name="P27">6</text:p>
            </table:table-cell>
            <table:table-cell table:style-name="Table3.B3" office:value-type="float" office:value="14">
              <text:p text:style-name="P27">14</text:p>
            </table:table-cell>
            <table:table-cell table:style-name="Table3.H3" office:value-type="float" office:value="10">
              <text:p text:style-name="P27">10</text:p>
            </table:table-cell>
          </table:table-row>
          <table:table-row table:style-name="Table3.2">
            <table:table-cell table:style-name="Table3.A2" office:value-type="string">
              <text:p text:style-name="P32">6</text:p>
            </table:table-cell>
            <table:table-cell table:style-name="Table3.B2" office:value-type="float" office:value="8">
              <text:p text:style-name="P27">8</text:p>
            </table:table-cell>
            <table:table-cell table:style-name="Table3.B2" office:value-type="float" office:value="5">
              <text:p text:style-name="P27">5</text:p>
            </table:table-cell>
            <table:table-cell table:style-name="Table3.D8" office:value-type="string">
              <text:p text:style-name="P27">12(6)</text:p>
            </table:table-cell>
            <table:table-cell table:style-name="Table3.B2" office:value-type="float" office:value="50">
              <text:p text:style-name="P27">50</text:p>
            </table:table-cell>
            <table:table-cell table:style-name="Table3.B2" office:value-type="float" office:value="7">
              <text:p text:style-name="P27">7</text:p>
            </table:table-cell>
            <table:table-cell table:style-name="Table3.B2" office:value-type="float" office:value="15">
              <text:p text:style-name="P27">15</text:p>
            </table:table-cell>
            <table:table-cell table:style-name="Table3.H2" office:value-type="float" office:value="11">
              <text:p text:style-name="P27">11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1-23T22:46:04.520000000</dc:date>
    <meta:editing-cycles>491</meta:editing-cycles>
    <meta:editing-duration>P1DT22H17M29S</meta:editing-duration>
    <meta:generator>LibreOffice/7.2.2.2$Windows_X86_64 LibreOffice_project/02b2acce88a210515b4a5bb2e46cbfb63fe97d56</meta:generator>
    <dc:creator>Samuel Smith</dc:creator>
    <meta:document-statistic meta:table-count="3" meta:image-count="0" meta:object-count="0" meta:page-count="1" meta:paragraph-count="153" meta:word-count="203" meta:character-count="630" meta:non-whitespace-character-count="579"/>
  </office:meta>
</office:document-meta>
</file>